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FAE2A9250FA948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0c99a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18pt" fo:font-weight="bold" style:font-size-asian="15.75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officeooo:rsid="0010c99a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11.42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text:span text:style-name="T4">WORD COUNT</text:span></text:p>
      <text:p text:style-name="Standard"><text:span text:style-name="T4"/></text:p>
      <text:p text:style-name="Standard"><draw:frame draw:style-name="fr1" draw:name="Image1" text:anchor-type="paragraph" svg:width="16.898cm" svg:height="11.732cm" draw:z-index="0"><draw:image xlink:href="Pictures/100002010000064000000384FAE2A9250FA9484F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1:44:30.058262911</meta:creation-date>
    <dc:date>2022-04-21T11:46:15.405385123</dc:date>
    <meta:editing-duration>PT1M45S</meta:editing-duration>
    <meta:editing-cycles>1</meta:editing-cycles>
    <meta:document-statistic meta:table-count="0" meta:image-count="1" meta:object-count="0" meta:page-count="1" meta:paragraph-count="1" meta:word-count="2" meta:character-count="12" meta:non-whitespace-character-count="9"/>
    <meta:generator>LibreOffice/6.0.7.3$Linux_X86_64 LibreOffice_project/00m0$Build-3</meta:generator>
  </office:meta>
</office:document-meta>
</file>